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50*50</text:p>
          </table:table-cell>
          <table:table-cell office:value-type="string" calcext:value-type="string">
            <text:p>75*75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125*125</text:p>
          </table:table-cell>
          <table:table-cell office:value-type="string" calcext:value-type="string">
            <text:p>150*150</text:p>
          </table:table-cell>
          <table:table-cell office:value-type="string" calcext:value-type="string">
            <text:p>200*200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.477320487" calcext:value-type="float">
            <text:p>1.477320487</text:p>
          </table:table-cell>
          <table:table-cell office:value-type="float" office:value="9.300634262" calcext:value-type="float">
            <text:p>9.300634262</text:p>
          </table:table-cell>
          <table:table-cell office:value-type="float" office:value="37.501005344" calcext:value-type="float">
            <text:p>37.501005344</text:p>
          </table:table-cell>
          <table:table-cell office:value-type="float" office:value="107.568039445" calcext:value-type="float">
            <text:p>107.568039445</text:p>
          </table:table-cell>
          <table:table-cell office:value-type="float" office:value="265.025772195" calcext:value-type="float">
            <text:p>265.025772195</text:p>
          </table:table-cell>
          <table:table-cell office:value-type="float" office:value="1068.95923566" calcext:value-type="float">
            <text:p>1068.95923566</text:p>
          </table:table-cell>
        </table:table-row>
        <table:table-row table:style-name="ro1">
          <table:table-cell/>
          <table:table-cell office:value-type="float" office:value="1.459606151" calcext:value-type="float">
            <text:p>1.459606151</text:p>
          </table:table-cell>
          <table:table-cell office:value-type="float" office:value="9.094732916" calcext:value-type="float">
            <text:p>9.094732916</text:p>
          </table:table-cell>
          <table:table-cell office:value-type="float" office:value="36.812884685" calcext:value-type="float">
            <text:p>36.812884685</text:p>
          </table:table-cell>
          <table:table-cell office:value-type="float" office:value="104.036159504" calcext:value-type="float">
            <text:p>104.036159504</text:p>
          </table:table-cell>
          <table:table-cell office:value-type="float" office:value="255.133519872" calcext:value-type="float">
            <text:p>255.133519872</text:p>
          </table:table-cell>
          <table:table-cell office:value-type="float" office:value="1021.803563302" calcext:value-type="float">
            <text:p>1021.803563302</text:p>
          </table:table-cell>
        </table:table-row>
        <table:table-row table:style-name="ro1">
          <table:table-cell/>
          <table:table-cell office:value-type="float" office:value="1.525530545" calcext:value-type="float">
            <text:p>1.525530545</text:p>
          </table:table-cell>
          <table:table-cell office:value-type="float" office:value="9.38396339" calcext:value-type="float">
            <text:p>9.38396339</text:p>
          </table:table-cell>
          <table:table-cell office:value-type="float" office:value="37.852227134" calcext:value-type="float">
            <text:p>37.852227134</text:p>
          </table:table-cell>
          <table:table-cell office:value-type="float" office:value="108.436848086" calcext:value-type="float">
            <text:p>108.436848086</text:p>
          </table:table-cell>
          <table:table-cell office:value-type="float" office:value="268.199447415" calcext:value-type="float">
            <text:p>268.199447415</text:p>
          </table:table-cell>
          <table:table-cell office:value-type="float" office:value="1077.301204745" calcext:value-type="float">
            <text:p>1077.3012047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da1</text:p>
          </table:table-cell>
          <table:table-cell office:value-type="float" office:value="0.261851735" calcext:value-type="float">
            <text:p>0.261851735</text:p>
          </table:table-cell>
          <table:table-cell office:value-type="float" office:value="0.650171152" calcext:value-type="float">
            <text:p>0.650171152</text:p>
          </table:table-cell>
          <table:table-cell office:value-type="float" office:value="1.397053593" calcext:value-type="float">
            <text:p>1.397053593</text:p>
          </table:table-cell>
          <table:table-cell office:value-type="float" office:value="2.547366207" calcext:value-type="float">
            <text:p>2.547366207</text:p>
          </table:table-cell>
          <table:table-cell office:value-type="float" office:value="4.181900748" calcext:value-type="float">
            <text:p>4.181900748</text:p>
          </table:table-cell>
          <table:table-cell office:value-type="float" office:value="13.820938662" calcext:value-type="float">
            <text:p>13.820938662</text:p>
          </table:table-cell>
        </table:table-row>
        <table:table-row table:style-name="ro1">
          <table:table-cell office:value-type="string" calcext:value-type="string">
            <text:p>sm35</text:p>
          </table:table-cell>
          <table:table-cell office:value-type="float" office:value="0.299846991" calcext:value-type="float">
            <text:p>0.299846991</text:p>
          </table:table-cell>
          <table:table-cell office:value-type="float" office:value="0.676456849" calcext:value-type="float">
            <text:p>0.676456849</text:p>
          </table:table-cell>
          <table:table-cell office:value-type="float" office:value="1.407917364" calcext:value-type="float">
            <text:p>1.407917364</text:p>
          </table:table-cell>
          <table:table-cell office:value-type="float" office:value="2.551143692" calcext:value-type="float">
            <text:p>2.551143692</text:p>
          </table:table-cell>
          <table:table-cell office:value-type="float" office:value="4.218730584" calcext:value-type="float">
            <text:p>4.218730584</text:p>
          </table:table-cell>
          <table:table-cell office:value-type="float" office:value="13.816897689" calcext:value-type="float">
            <text:p>13.816897689</text:p>
          </table:table-cell>
        </table:table-row>
        <table:table-row table:style-name="ro1">
          <table:table-cell/>
          <table:table-cell office:value-type="float" office:value="0.307945603" calcext:value-type="float">
            <text:p>0.307945603</text:p>
          </table:table-cell>
          <table:table-cell office:value-type="float" office:value="0.694795023" calcext:value-type="float">
            <text:p>0.694795023</text:p>
          </table:table-cell>
          <table:table-cell office:value-type="float" office:value="1.395588873" calcext:value-type="float">
            <text:p>1.395588873</text:p>
          </table:table-cell>
          <table:table-cell office:value-type="float" office:value="2.560683149" calcext:value-type="float">
            <text:p>2.560683149</text:p>
          </table:table-cell>
          <table:table-cell office:value-type="float" office:value="4.176753282" calcext:value-type="float">
            <text:p>4.176753282</text:p>
          </table:table-cell>
          <table:table-cell office:value-type="float" office:value="13.866534584" calcext:value-type="float">
            <text:p>13.8665345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da3</text:p>
          </table:table-cell>
          <table:table-cell office:value-type="float" office:value="0.315931513" calcext:value-type="float">
            <text:p>0.315931513</text:p>
          </table:table-cell>
          <table:table-cell office:value-type="float" office:value="0.449382129" calcext:value-type="float">
            <text:p>0.449382129</text:p>
          </table:table-cell>
          <table:table-cell office:value-type="float" office:value="0.700435465" calcext:value-type="float">
            <text:p>0.700435465</text:p>
          </table:table-cell>
          <table:table-cell office:value-type="float" office:value="1.116730855" calcext:value-type="float">
            <text:p>1.116730855</text:p>
          </table:table-cell>
          <table:table-cell office:value-type="float" office:value="1.773778531" calcext:value-type="float">
            <text:p>1.773778531</text:p>
          </table:table-cell>
          <table:table-cell office:value-type="float" office:value="3.694476098" calcext:value-type="float">
            <text:p>3.694476098</text:p>
          </table:table-cell>
        </table:table-row>
        <table:table-row table:style-name="ro1">
          <table:table-cell office:value-type="string" calcext:value-type="string">
            <text:p>sm70</text:p>
          </table:table-cell>
          <table:table-cell office:value-type="float" office:value="0.287934389" calcext:value-type="float">
            <text:p>0.287934389</text:p>
          </table:table-cell>
          <table:table-cell office:value-type="float" office:value="0.467305055" calcext:value-type="float">
            <text:p>0.467305055</text:p>
          </table:table-cell>
          <table:table-cell office:value-type="float" office:value="0.626446268" calcext:value-type="float">
            <text:p>0.626446268</text:p>
          </table:table-cell>
          <table:table-cell office:value-type="float" office:value="1.151764305" calcext:value-type="float">
            <text:p>1.151764305</text:p>
          </table:table-cell>
          <table:table-cell office:value-type="float" office:value="1.749379176" calcext:value-type="float">
            <text:p>1.749379176</text:p>
          </table:table-cell>
          <table:table-cell office:value-type="float" office:value="3.682775715" calcext:value-type="float">
            <text:p>3.682775715</text:p>
          </table:table-cell>
        </table:table-row>
        <table:table-row table:style-name="ro1">
          <table:table-cell/>
          <table:table-cell office:value-type="float" office:value="0.309293485" calcext:value-type="float">
            <text:p>0.309293485</text:p>
          </table:table-cell>
          <table:table-cell office:value-type="float" office:value="0.40823496" calcext:value-type="float">
            <text:p>0.40823496</text:p>
          </table:table-cell>
          <table:table-cell office:value-type="float" office:value="0.745517484" calcext:value-type="float">
            <text:p>0.745517484</text:p>
          </table:table-cell>
          <table:table-cell office:value-type="float" office:value="1.137149353" calcext:value-type="float">
            <text:p>1.137149353</text:p>
          </table:table-cell>
          <table:table-cell office:value-type="float" office:value="1.695179857" calcext:value-type="float">
            <text:p>1.695179857</text:p>
          </table:table-cell>
          <table:table-cell office:value-type="float" office:value="3.698910146" calcext:value-type="float">
            <text:p>3.69891014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da5</text:p>
          </table:table-cell>
          <table:table-cell office:value-type="float" office:value="0.446061112" calcext:value-type="float">
            <text:p>0.446061112</text:p>
          </table:table-cell>
          <table:table-cell office:value-type="float" office:value="0.770519751" calcext:value-type="float">
            <text:p>0.770519751</text:p>
          </table:table-cell>
          <table:table-cell office:value-type="float" office:value="1.491683812" calcext:value-type="float">
            <text:p>1.491683812</text:p>
          </table:table-cell>
          <table:table-cell office:value-type="float" office:value="2.529673097" calcext:value-type="float">
            <text:p>2.529673097</text:p>
          </table:table-cell>
          <table:table-cell office:value-type="float" office:value="4.06794701" calcext:value-type="float">
            <text:p>4.06794701</text:p>
          </table:table-cell>
          <table:table-cell office:value-type="float" office:value="13.304513289" calcext:value-type="float">
            <text:p>13.304513289</text:p>
          </table:table-cell>
        </table:table-row>
        <table:table-row table:style-name="ro1">
          <table:table-cell office:value-type="string" calcext:value-type="string">
            <text:p>sm35</text:p>
          </table:table-cell>
          <table:table-cell office:value-type="float" office:value="0.399254661" calcext:value-type="float">
            <text:p>0.399254661</text:p>
          </table:table-cell>
          <table:table-cell office:value-type="float" office:value="0.829123896" calcext:value-type="float">
            <text:p>0.829123896</text:p>
          </table:table-cell>
          <table:table-cell office:value-type="float" office:value="1.412239478" calcext:value-type="float">
            <text:p>1.412239478</text:p>
          </table:table-cell>
          <table:table-cell office:value-type="float" office:value="2.593577089" calcext:value-type="float">
            <text:p>2.593577089</text:p>
          </table:table-cell>
          <table:table-cell office:value-type="float" office:value="4.137203364" calcext:value-type="float">
            <text:p>4.137203364</text:p>
          </table:table-cell>
          <table:table-cell office:value-type="float" office:value="13.14588183" calcext:value-type="float">
            <text:p>13.14588183</text:p>
          </table:table-cell>
        </table:table-row>
        <table:table-row table:style-name="ro1">
          <table:table-cell/>
          <table:table-cell office:value-type="float" office:value="0.413479548" calcext:value-type="float">
            <text:p>0.413479548</text:p>
          </table:table-cell>
          <table:table-cell office:value-type="float" office:value="0.816101685" calcext:value-type="float">
            <text:p>0.816101685</text:p>
          </table:table-cell>
          <table:table-cell office:value-type="float" office:value="1.475390361" calcext:value-type="float">
            <text:p>1.475390361</text:p>
          </table:table-cell>
          <table:table-cell office:value-type="float" office:value="2.571765259" calcext:value-type="float">
            <text:p>2.571765259</text:p>
          </table:table-cell>
          <table:table-cell office:value-type="float" office:value="4.098214247" calcext:value-type="float">
            <text:p>4.098214247</text:p>
          </table:table-cell>
          <table:table-cell office:value-type="float" office:value="13.265028642" calcext:value-type="float">
            <text:p>13.265028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3:16:21.811915768</meta:creation-date>
    <dc:date>2023-12-13T16:49:48.337653970</dc:date>
    <meta:editing-duration>PT1H11M33S</meta:editing-duration>
    <meta:editing-cycles>2</meta:editing-cycles>
    <meta:generator>LibreOffice/7.3.7.2$Linux_X86_64 LibreOffice_project/30$Build-2</meta:generator>
    <meta:document-statistic meta:table-count="1" meta:cell-count="86" meta:object-count="0"/>
  </office:meta>
</office:document-meta>
</file>